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15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E DO DIEGO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PESA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office:value-type="string" calcext:value-type="string">
            <text:p>ALIMENTACAO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CARTA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NUIDAD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ENERGIA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TELEFONE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table:formula="of:=SUM([.B4:.B8])" office:value-type="float" office:value="987" calcext:value-type="float">
            <text:p>987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7:13:43.192706847</meta:creation-date>
    <dc:date>2019-01-14T17:15:48.343041446</dc:date>
    <meta:editing-duration>PT2M7S</meta:editing-duration>
    <meta:editing-cycles>1</meta:editing-cycles>
    <meta:document-statistic meta:table-count="1" meta:cell-count="14" meta:object-count="0"/>
    <meta:generator>LibreOffice/6.0.3.2$Linux_X86_64 LibreOffice_project/00m0$Build-2</meta:generator>
  </office:meta>
</office:document-meta>
</file>